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3" style:parent-style-name="DefaultParagraphFont" style:family="text">
      <style:text-properties style:font-name="Segoe UI Emoji" style:font-name-complex="Segoe UI Emoji" fo:font-weight="bold" style:font-weight-asian="bold" style:font-weight-complex="bold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Segoe UI Emoji" style:font-name-complex="Segoe UI Emoji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style:font-name="Segoe UI Emoji" style:font-name-complex="Segoe UI Emoji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font-name="Segoe UI Emoji" style:font-name-complex="Segoe UI Emoji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egoe UI Emoji" style:font-name-complex="Segoe UI Emoji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font-name="Segoe UI Emoji" style:font-name-complex="Segoe UI Emoji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Segoe UI Emoji" style:font-name-complex="Segoe UI Emoji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style:font-name="Segoe UI Emoji" style:font-name-complex="Segoe UI Emoji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name="Segoe UI Emoji" style:font-name-complex="Segoe UI Emoji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style:font-name="Segoe UI Emoji" style:font-name-complex="Segoe UI Emoji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DefaultParagraphFont" style:family="text">
      <style:text-properties style:font-name="Segoe UI Emoji" style:font-name-complex="Segoe UI Emoji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style:font-name="Segoe UI Emoji" style:font-name-complex="Segoe UI Emoji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style:font-name="Segoe UI Emoji" style:font-name-complex="Segoe UI Emoji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Segoe UI Emoji" style:font-name-complex="Segoe UI Emoji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Segoe UI Emoji" style:font-name-complex="Segoe UI Emoji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style:font-name="Segoe UI Emoji" style:font-name-complex="Segoe UI Emoji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Segoe UI Emoji" style:font-name-complex="Segoe UI Emoji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68" style:parent-style-name="DefaultParagraphFont" style:family="text">
      <style:text-properties style:font-name="Segoe UI Emoji" style:font-name-complex="Segoe UI Emoji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style:font-name="Segoe UI Emoji" style:font-name-complex="Segoe UI Emoji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style:font-name="Segoe UI Emoji" style:font-name-complex="Segoe UI Emoji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style:font-name="Segoe UI Emoji" style:font-name-complex="Segoe UI Emoji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Segoe UI Emoji" style:font-name-complex="Segoe UI Emoji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86" style:parent-style-name="DefaultParagraphFont" style:family="text">
      <style:text-properties style:font-name="Segoe UI Emoji" style:font-name-complex="Segoe UI Emoji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style:font-name="Segoe UI Emoji" style:font-name-complex="Segoe UI Emoji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style:font-name="Segoe UI Emoji" style:font-name-complex="Segoe UI Emoji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style:font-name="Segoe UI Emoji" style:font-name-complex="Segoe UI Emoji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ableColumn96" style:family="table-column">
      <style:table-column-properties style:column-width="1.2743in"/>
    </style:style>
    <style:style style:name="TableColumn97" style:family="table-column">
      <style:table-column-properties style:column-width="2.1062in"/>
    </style:style>
    <style:style style:name="TableColumn98" style:family="table-column">
      <style:table-column-properties style:column-width="2.6652in"/>
    </style:style>
    <style:style style:name="Table95" style:family="table">
      <style:table-properties style:width="6.0458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ableRow119" style:family="table-row">
      <style:table-row-properties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7" style:parent-style-name="DefaultParagraphFont" style:family="text">
      <style:text-properties style:font-name="Segoe UI Emoji" style:font-name-complex="Segoe UI Emoji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style:font-name="Segoe UI Emoji" style:font-name-complex="Segoe UI Emoji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style:font-name="Segoe UI Emoji" style:font-name-complex="Segoe UI Emoji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T140" style:parent-style-name="DefaultParagraphFont" style:family="text">
      <style:text-properties style:font-name="Segoe UI Emoji" style:font-name-complex="Segoe UI Emoji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14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T144" style:parent-style-name="DefaultParagraphFont" style:family="text">
      <style:text-properties fo:font-weight="bold" style:font-weight-asian="bold" style:font-weight-complex="bold"/>
    </style:style>
    <style:style style:name="T145" style:parent-style-name="DefaultParagraphFont" style:family="text">
      <style:text-properties style:font-name="Segoe UI Emoji" style:font-name-complex="Segoe UI Emoji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style:font-name="Segoe UI Emoji" style:font-name-complex="Segoe UI Emoji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T15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style:font-name="Segoe UI Emoji" style:font-name-complex="Segoe UI Emoji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name="Segoe UI Emoji" style:font-name-complex="Segoe UI Emoji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name="Segoe UI Emoji" style:font-name-complex="Segoe UI Emoji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name="Segoe UI Emoji" style:font-name-complex="Segoe UI Emoji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style:font-name="Segoe UI Emoji" style:font-name-complex="Segoe UI Emoji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Delegates and Events in C# - Interview Notes<text:s/></text:span><text:span text:style-name="T3">🚀</text:span></text:p>
      <text:p text:style-name="Normal">These notes provide a<text:s/><text:span text:style-name="T4">structured breakdown</text:span><text:s/>of<text:s/><text:span text:style-name="T5">Delegates, Events, and Lambda Expressions</text:span><text:s/>in C#. Designed for<text:s/><text:span text:style-name="T6">quick learning and last-minute revision</text:span>, they cover<text:s/><text:span text:style-name="T7">all key concepts, examples, and best practices</text:span><text:s/>to<text:s/><text:span text:style-name="T8">ace your interview!</text:span><text:s/><text:span text:style-name="T9">💯</text:span></text:p>
      <text:p text:style-name="Normal"><draw:custom-shape svg:x="0in" svg:y="0in" svg:width="45.51042in" svg:height="0.00139in" draw:z-index="0" draw:id="id0" draw:style-name="a0" draw:name="Horizontal Line 55" text:anchor-type="as-char"><svg:title/><svg:desc/><draw:enhanced-geometry draw:type="non-primitive" svg:viewBox="0 0 21600 21600" draw:enhanced-path="M 0 0 L 21600 0 21600 21600 0 21600 Z N"/></draw:custom-shape></text:p>
      <text:p text:style-name="P10">1. Introduction to Delegates</text:p>
      <text:p text:style-name="Normal"><text:span text:style-name="T11">🔹</text:span><text:s/><text:span text:style-name="T12">Definition:</text:span><text:s/>A<text:s/><text:span text:style-name="T13">delegate</text:span><text:s/>is a<text:s/><text:span text:style-name="T14">type-safe function pointer</text:span><text:s/>that holds a<text:s/><text:span text:style-name="T15">reference to a method</text:span>.<text:line-break/><text:span text:style-name="T16">🔹</text:span><text:s/><text:span text:style-name="T17">Purpose:</text:span><text:s/>Used for<text:s/><text:span text:style-name="T18">callback functions, event handling, and implementing design patterns</text:span>.<text:line-break/><text:span text:style-name="T19">🔹</text:span><text:s/><text:span text:style-name="T20">Syntax:</text:span></text:p>
      <text:p text:style-name="Normal">csharp</text:p>
      <text:p text:style-name="Normal">CopyEdit</text:p>
      <text:p text:style-name="Normal">public delegate void MyDelegate(string message); <text:s/>// Delegate declaration</text:p>
      <text:p text:style-name="Normal"/>
      <text:p text:style-name="Normal">class Program</text:p>
      <text:p text:style-name="Normal">{</text:p>
      <text:p text:style-name="Normal"><text:s text:c="4"/>static void PrintMessage(string msg) =&gt; Console.WriteLine(msg);</text:p>
      <text:p text:style-name="Normal"/>
      <text:p text:style-name="Normal"><text:s text:c="4"/>static void Main()</text:p>
      <text:p text:style-name="Normal"><text:s text:c="4"/>{</text:p>
      <text:p text:style-name="Normal"><text:s text:c="8"/>MyDelegate del = PrintMessage; <text:s/>// Assign method reference</text:p>
      <text:p text:style-name="Normal"><text:s text:c="8"/>del("Hello, Delegates!"); <text:s/>// Invoke delegate</text:p>
      <text:p text:style-name="Normal"><text:s text:c="4"/>}</text:p>
      <text:p text:style-name="Normal">}</text:p>
      <text:p text:style-name="Normal"><text:span text:style-name="T21">🔹</text:span><text:s/><text:span text:style-name="T22">References:</text:span><text:line-break/><text:a xlink:href="https://learn.microsoft.com/en-us/dotnet/csharp/programming-guide/delegates/" office:target-frame-name="_new" xlink:show="replace"><text:span text:style-name="Hyperlink">Microsoft Docs - Delegates</text:span></text:a><text:line-break/><text:a xlink:href="https://dotnettutorials.net/lesson/delegates-csharp/" office:target-frame-name="_new" xlink:show="replace"><text:span text:style-name="Hyperlink">DotNetTutorials - Delegates</text:span></text:a></text:p>
      <text:soft-page-break/>
      <text:p text:style-name="Normal"><draw:custom-shape svg:x="0in" svg:y="0in" svg:width="45.51042in" svg:height="0.00139in" draw:z-index="0" draw:id="id1" draw:style-name="a1" draw:name="Horizontal Line 56" text:anchor-type="as-char"><svg:title/><svg:desc/><draw:enhanced-geometry draw:type="non-primitive" svg:viewBox="0 0 21600 21600" draw:enhanced-path="M 0 0 L 21600 0 21600 21600 0 21600 Z N"/></draw:custom-shape></text:p>
      <text:p text:style-name="P23">2. Types of Delegates</text:p>
      <text:p text:style-name="Normal"><text:span text:style-name="T24">🔹</text:span><text:s/><text:span text:style-name="T25">1️</text:span><text:span text:style-name="T26">⃣</text:span><text:span text:style-name="T27"><text:s/>Single-Cast Delegate</text:span><text:s/>→ Holds<text:s/><text:span text:style-name="T28">a single method reference</text:span>.<text:line-break/><text:span text:style-name="T29">🔹</text:span><text:s/><text:span text:style-name="T30">2️</text:span><text:span text:style-name="T31">⃣</text:span><text:span text:style-name="T32"><text:s/>Multi-Cast Delegate</text:span><text:s/>→ Holds<text:s/><text:span text:style-name="T33">multiple method references</text:span><text:s/>(via += operator).<text:line-break/><text:span text:style-name="T34">🔹</text:span><text:s/><text:span text:style-name="T35">3️</text:span><text:span text:style-name="T36">⃣</text:span><text:span text:style-name="T37"><text:s/>Anonymous Delegate</text:span><text:s/>→<text:s/><text:span text:style-name="T38">Defined inline</text:span>, no method reference needed.<text:line-break/><text:span text:style-name="T39">🔹</text:span><text:s/><text:span text:style-name="T40">4️</text:span><text:span text:style-name="T41">⃣</text:span><text:span text:style-name="T42"><text:s/>Generic Delegates</text:span><text:s/>→<text:s/><text:span text:style-name="T43">Func, Action, and Predicate</text:span><text:s/>for<text:s/><text:span text:style-name="T44">type safety</text:span>.</text:p>
      <text:p text:style-name="Normal"><text:span text:style-name="T45">✅</text:span><text:span text:style-name="T46"><text:s/>Example: Multicast Delegate</text:span></text:p>
      <text:p text:style-name="Normal">csharp</text:p>
      <text:p text:style-name="Normal">CopyEdit</text:p>
      <text:p text:style-name="Normal">public delegate void MyDelegate(string msg);</text:p>
      <text:p text:style-name="Normal"/>
      <text:p text:style-name="Normal">class Program</text:p>
      <text:p text:style-name="Normal">{</text:p>
      <text:p text:style-name="Normal"><text:s text:c="4"/>static void Hello(string msg) =&gt; Console.WriteLine("Hello, " + msg);</text:p>
      <text:p text:style-name="Normal"><text:s text:c="4"/>static void Goodbye(string msg) =&gt; Console.WriteLine("Goodbye, " + msg);</text:p>
      <text:p text:style-name="Normal"/>
      <text:p text:style-name="Normal"><text:s text:c="4"/>static void Main()</text:p>
      <text:p text:style-name="Normal"><text:s text:c="4"/>{</text:p>
      <text:p text:style-name="Normal"><text:s text:c="8"/>MyDelegate del = Hello;</text:p>
      <text:p text:style-name="Normal"><text:s text:c="8"/>del += Goodbye; <text:s/>// Multicast delegate</text:p>
      <text:p text:style-name="Normal"><text:s text:c="8"/>del("John"); <text:s/>// Calls both Hello and Goodbye</text:p>
      <text:p text:style-name="Normal"><text:s text:c="4"/>}</text:p>
      <text:p text:style-name="Normal">}</text:p>
      <text:p text:style-name="Normal"><text:span text:style-name="T47">🔹</text:span><text:s/><text:span text:style-name="T48">References:</text:span><text:line-break/><text:a xlink:href="https://dotnettutorials.net/lesson/delegates-csharp/" office:target-frame-name="_new" xlink:show="replace"><text:span text:style-name="Hyperlink">Types of Delegates in C#</text:span></text:a></text:p>
      <text:p text:style-name="Normal"><draw:custom-shape svg:x="0in" svg:y="0in" svg:width="45.51042in" svg:height="0.00139in" draw:z-index="0" draw:id="id2" draw:style-name="a2" draw:name="Horizontal Line 57" text:anchor-type="as-char"><svg:title/><svg:desc/><draw:enhanced-geometry draw:type="non-primitive" svg:viewBox="0 0 21600 21600" draw:enhanced-path="M 0 0 L 21600 0 21600 21600 0 21600 Z N"/></draw:custom-shape></text:p>
      <text:p text:style-name="P49">3. Delegates and Anonymous Methods</text:p>
      <text:p text:style-name="Normal"><text:span text:style-name="T50">🔹</text:span><text:s/><text:span text:style-name="T51">Anonymous Methods</text:span><text:s/>allow defining methods<text:s/><text:span text:style-name="T52">inline without explicitly declaring them</text:span>.<text:line-break/><text:soft-page-break/><text:span text:style-name="T53">🔹</text:span><text:s/><text:span text:style-name="T54">They eliminate the need for separate method declarations</text:span>.<text:line-break/><text:span text:style-name="T55">🔹</text:span><text:s/><text:span text:style-name="T56">Example:</text:span></text:p>
      <text:p text:style-name="Normal">csharp</text:p>
      <text:p text:style-name="Normal">CopyEdit</text:p>
      <text:p text:style-name="Normal">delegate void MyDelegate(string message);</text:p>
      <text:p text:style-name="Normal"/>
      <text:p text:style-name="Normal">class Program</text:p>
      <text:p text:style-name="Normal">{</text:p>
      <text:p text:style-name="Normal"><text:s text:c="4"/>static void Main()</text:p>
      <text:p text:style-name="Normal"><text:s text:c="4"/>{</text:p>
      <text:p text:style-name="Normal"><text:s text:c="8"/>MyDelegate del = delegate (string msg) <text:s/>// Anonymous method</text:p>
      <text:p text:style-name="Normal"><text:s text:c="8"/>{</text:p>
      <text:p text:style-name="Normal"><text:s text:c="12"/>Console.WriteLine("Anonymous Method: " + msg);</text:p>
      <text:p text:style-name="Normal"><text:s text:c="8"/>};</text:p>
      <text:p text:style-name="Normal"><text:s text:c="8"/>del("Hello!");</text:p>
      <text:p text:style-name="Normal"><text:s text:c="4"/>}</text:p>
      <text:p text:style-name="Normal">}</text:p>
      <text:p text:style-name="Normal"><text:span text:style-name="T57">🔹</text:span><text:s/><text:span text:style-name="T58">References:</text:span><text:line-break/><text:a xlink:href="https://www.webdevtutor.net/blog/c-sharp-anonymous-method#google_vignette" office:target-frame-name="_new" xlink:show="replace"><text:span text:style-name="Hyperlink">WebDevTutor - Anonymous Methods</text:span></text:a></text:p>
      <text:p text:style-name="Normal"><draw:custom-shape svg:x="0in" svg:y="0in" svg:width="45.51042in" svg:height="0.00139in" draw:z-index="0" draw:id="id3" draw:style-name="a3" draw:name="Horizontal Line 58" text:anchor-type="as-char"><svg:title/><svg:desc/><draw:enhanced-geometry draw:type="non-primitive" svg:viewBox="0 0 21600 21600" draw:enhanced-path="M 0 0 L 21600 0 21600 21600 0 21600 Z N"/></draw:custom-shape></text:p>
      <text:p text:style-name="P59">4. Delegates and Lambda Expressions</text:p>
      <text:p text:style-name="Normal"><text:span text:style-name="T60">🔹</text:span><text:s/><text:span text:style-name="T61">Lambda Expressions</text:span><text:s/>are<text:s/><text:span text:style-name="T62">shorthand for anonymous methods</text:span><text:s/>(()=&gt;{} syntax).<text:line-break/><text:span text:style-name="T63">🔹</text:span><text:s/><text:span text:style-name="T64">Example:</text:span></text:p>
      <text:p text:style-name="Normal">csharp</text:p>
      <text:p text:style-name="Normal">CopyEdit</text:p>
      <text:p text:style-name="Normal">delegate int Square(int num);</text:p>
      <text:p text:style-name="Normal"/>
      <text:p text:style-name="Normal">class Program</text:p>
      <text:soft-page-break/>
      <text:p text:style-name="Normal">{</text:p>
      <text:p text:style-name="Normal"><text:s text:c="4"/>static void Main()</text:p>
      <text:p text:style-name="Normal"><text:s text:c="4"/>{</text:p>
      <text:p text:style-name="Normal"><text:s text:c="8"/>Square square = x =&gt; x * x; <text:s/>// Lambda Expression</text:p>
      <text:p text:style-name="Normal"><text:s text:c="8"/>Console.WriteLine(square(5)); // Output: 25</text:p>
      <text:p text:style-name="Normal"><text:s text:c="4"/>}</text:p>
      <text:p text:style-name="Normal">}</text:p>
      <text:p text:style-name="Normal"><text:span text:style-name="T65">🔹</text:span><text:s/><text:span text:style-name="T66">References:</text:span><text:line-break/><text:a xlink:href="https://essentialcsharp.com/delegates-and-lambda-expressions" office:target-frame-name="_new" xlink:show="replace"><text:span text:style-name="Hyperlink">Essential C# - Delegates and Lambdas</text:span></text:a></text:p>
      <text:p text:style-name="Normal"><draw:custom-shape svg:x="0in" svg:y="0in" svg:width="45.51042in" svg:height="0.00139in" draw:z-index="0" draw:id="id4" draw:style-name="a4" draw:name="Horizontal Line 59" text:anchor-type="as-char"><svg:title/><svg:desc/><draw:enhanced-geometry draw:type="non-primitive" svg:viewBox="0 0 21600 21600" draw:enhanced-path="M 0 0 L 21600 0 21600 21600 0 21600 Z N"/></draw:custom-shape></text:p>
      <text:p text:style-name="P67">5. Events in C#</text:p>
      <text:p text:style-name="Normal"><text:span text:style-name="T68">🔹</text:span><text:s/><text:span text:style-name="T69">Definition:</text:span><text:s/>An<text:s/><text:span text:style-name="T70">event</text:span><text:s/>is a<text:s/><text:span text:style-name="T71">special type of delegate</text:span><text:s/>used for<text:s/><text:span text:style-name="T72">event-driven programming</text:span>.<text:line-break/><text:span text:style-name="T73">🔹</text:span><text:s/><text:span text:style-name="T74">Key Concept:</text:span><text:line-break/><text:span text:style-name="T75">✔️</text:span><text:s/><text:span text:style-name="T76">Publisher:</text:span><text:s/>Declares an event using a<text:s/><text:span text:style-name="T77">delegate type</text:span>.<text:line-break/><text:span text:style-name="T78">✔️</text:span><text:s/><text:span text:style-name="T79">Subscriber:</text:span><text:s/>Subscribes to the event with an<text:s/><text:span text:style-name="T80">event handler method</text:span>.</text:p>
      <text:p text:style-name="Normal"><text:span text:style-name="T81">✅</text:span><text:span text:style-name="T82"><text:s/>Example: Declaring and Raising an Event</text:span></text:p>
      <text:p text:style-name="Normal">csharp</text:p>
      <text:p text:style-name="Normal">CopyEdit</text:p>
      <text:p text:style-name="Normal">public delegate void Notify(); <text:s/></text:p>
      <text:p text:style-name="Normal"/>
      <text:p text:style-name="Normal">class Process <text:s/></text:p>
      <text:p text:style-name="Normal">{</text:p>
      <text:p text:style-name="Normal"><text:s text:c="4"/>public event Notify OnProcessCompleted; <text:s/>// Event Declaration</text:p>
      <text:p text:style-name="Normal"/>
      <text:p text:style-name="Normal"><text:s text:c="4"/>public void StartProcess()</text:p>
      <text:p text:style-name="Normal"><text:s text:c="4"/>{</text:p>
      <text:p text:style-name="Normal"><text:s text:c="8"/>Console.WriteLine("Process Started...");</text:p>
      <text:p text:style-name="Normal"><text:s text:c="8"/>OnProcessCompleted?.Invoke(); <text:s/>// Raise event</text:p>
      <text:soft-page-break/>
      <text:p text:style-name="Normal"><text:s text:c="4"/>}</text:p>
      <text:p text:style-name="Normal">}</text:p>
      <text:p text:style-name="Normal"/>
      <text:p text:style-name="Normal">class Program <text:s/></text:p>
      <text:p text:style-name="Normal">{</text:p>
      <text:p text:style-name="Normal"><text:s text:c="4"/>static void Main()</text:p>
      <text:p text:style-name="Normal"><text:s text:c="4"/>{</text:p>
      <text:p text:style-name="Normal"><text:s text:c="8"/>Process process = new Process();</text:p>
      <text:p text:style-name="Normal"><text:s text:c="8"/>process.OnProcessCompleted += () =&gt; Console.WriteLine("Process Completed!");</text:p>
      <text:p text:style-name="Normal"><text:s text:c="8"/>process.StartProcess();</text:p>
      <text:p text:style-name="Normal"><text:s text:c="4"/>}</text:p>
      <text:p text:style-name="Normal">}</text:p>
      <text:p text:style-name="Normal"><text:span text:style-name="T83">🔹</text:span><text:s/><text:span text:style-name="T84">References:</text:span><text:line-break/><text:a xlink:href="https://learn.microsoft.com/en-us/dotnet/csharp/programming-guide/events/" office:target-frame-name="_new" xlink:show="replace"><text:span text:style-name="Hyperlink">Microsoft Docs - Events</text:span></text:a></text:p>
      <text:p text:style-name="Normal"><draw:custom-shape svg:x="0in" svg:y="0in" svg:width="45.51042in" svg:height="0.00139in" draw:z-index="0" draw:id="id5" draw:style-name="a5" draw:name="Horizontal Line 60" text:anchor-type="as-char"><svg:title/><svg:desc/><draw:enhanced-geometry draw:type="non-primitive" svg:viewBox="0 0 21600 21600" draw:enhanced-path="M 0 0 L 21600 0 21600 21600 0 21600 Z N"/></draw:custom-shape></text:p>
      <text:p text:style-name="P85">6. Event Handling in C#</text:p>
      <text:p text:style-name="Normal"><text:span text:style-name="T86">🔹</text:span><text:s/><text:span text:style-name="T87">Subscribing to Events:</text:span></text:p>
      <text:p text:style-name="Normal">csharp</text:p>
      <text:p text:style-name="Normal">CopyEdit</text:p>
      <text:p text:style-name="Normal">public event EventHandler MyEvent;</text:p>
      <text:p text:style-name="Normal">MyEvent += HandlerMethod;</text:p>
      <text:p text:style-name="Normal"><text:span text:style-name="T88">🔹</text:span><text:s/><text:span text:style-name="T89">Unsubscribing Events:</text:span></text:p>
      <text:p text:style-name="Normal">csharp</text:p>
      <text:p text:style-name="Normal">CopyEdit</text:p>
      <text:p text:style-name="Normal">MyEvent -= HandlerMethod;</text:p>
      <text:p text:style-name="Normal"><text:span text:style-name="T90">🔹</text:span><text:s/><text:span text:style-name="T91">Example:</text:span></text:p>
      <text:p text:style-name="Normal">csharp</text:p>
      <text:p text:style-name="Normal">CopyEdit</text:p>
      <text:soft-page-break/>
      <text:p text:style-name="Normal">class Button <text:s/></text:p>
      <text:p text:style-name="Normal">{</text:p>
      <text:p text:style-name="Normal"><text:s text:c="4"/>public event Action Clicked;</text:p>
      <text:p text:style-name="Normal"/>
      <text:p text:style-name="Normal"><text:s text:c="4"/>public void Click() =&gt; Clicked?.Invoke(); // Raise Event</text:p>
      <text:p text:style-name="Normal">}</text:p>
      <text:p text:style-name="Normal"/>
      <text:p text:style-name="Normal">class Program</text:p>
      <text:p text:style-name="Normal">{</text:p>
      <text:p text:style-name="Normal"><text:s text:c="4"/>static void Main()</text:p>
      <text:p text:style-name="Normal"><text:s text:c="4"/>{</text:p>
      <text:p text:style-name="Normal"><text:s text:c="8"/>Button btn = new Button();</text:p>
      <text:p text:style-name="Normal"><text:s text:c="8"/>btn.Clicked += () =&gt; Console.WriteLine("Button Clicked!");</text:p>
      <text:p text:style-name="Normal"><text:s text:c="8"/>btn.Click(); // Output: "Button Clicked!"</text:p>
      <text:p text:style-name="Normal"><text:s text:c="4"/>}</text:p>
      <text:p text:style-name="Normal">}</text:p>
      <text:p text:style-name="Normal"><text:span text:style-name="T92">🔹</text:span><text:s/><text:span text:style-name="T93">References:</text:span><text:line-break/><text:a xlink:href="https://www.csharp.com/article/event-handling-in-net-using-C-Sharp/" office:target-frame-name="_new" xlink:show="replace"><text:span text:style-name="Hyperlink">C# Corner - Event Handling</text:span></text:a></text:p>
      <text:p text:style-name="Normal"><draw:custom-shape svg:x="0in" svg:y="0in" svg:width="45.51042in" svg:height="0.00139in" draw:z-index="0" draw:id="id6" draw:style-name="a6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94">7. Delegates vs Events - Key Differences</text:p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header-rows>
          <table:table-row table:style-name="TableRow99">
            <table:table-cell table:style-name="TableCell100">
              <text:p text:style-name="P101">Feature</text:p>
            </table:table-cell>
            <table:table-cell table:style-name="TableCell102">
              <text:p text:style-name="P103">Delegates</text:p>
            </table:table-cell>
            <table:table-cell table:style-name="TableCell104">
              <text:p text:style-name="P105">Events</text:p>
            </table:table-cell>
          </table:table-row>
        </table:table-header-rows>
        <table:table-row table:style-name="TableRow106">
          <table:table-cell table:style-name="TableCell107">
            <text:p text:style-name="Normal">Definition</text:p>
          </table:table-cell>
          <table:table-cell table:style-name="TableCell108">
            <text:p text:style-name="Normal">Function pointer</text:p>
          </table:table-cell>
          <table:table-cell table:style-name="TableCell109">
            <text:p text:style-name="Normal">Wrapper around a delegate</text:p>
          </table:table-cell>
        </table:table-row>
        <table:table-row table:style-name="TableRow110">
          <table:table-cell table:style-name="TableCell111">
            <text:p text:style-name="Normal">Use Case</text:p>
          </table:table-cell>
          <table:table-cell table:style-name="TableCell112">
            <text:p text:style-name="Normal">Callbacks, passing functions</text:p>
          </table:table-cell>
          <table:table-cell table:style-name="TableCell113">
            <text:p text:style-name="Normal">Event-driven programming</text:p>
          </table:table-cell>
        </table:table-row>
        <table:table-row table:style-name="TableRow114">
          <table:table-cell table:style-name="TableCell115">
            <text:p text:style-name="Normal">Direct Invocation</text:p>
          </table:table-cell>
          <table:table-cell table:style-name="TableCell116">
            <text:p text:style-name="Normal">Yes</text:p>
          </table:table-cell>
          <table:table-cell table:style-name="TableCell117">
            <text:p text:style-name="Normal">No, only the<text:s/><text:span text:style-name="T118">event owner</text:span><text:s/>can invoke</text:p>
          </table:table-cell>
        </table:table-row>
        <table:table-row table:style-name="TableRow119">
          <table:table-cell table:style-name="TableCell120">
            <text:p text:style-name="Normal">Multi-Cast</text:p>
          </table:table-cell>
          <table:table-cell table:style-name="TableCell121">
            <text:p text:style-name="Normal">Yes</text:p>
          </table:table-cell>
          <table:table-cell table:style-name="TableCell122">
            <text:p text:style-name="Normal">Yes</text:p>
          </table:table-cell>
        </table:table-row>
        <table:table-row table:style-name="TableRow123">
          <table:table-cell table:style-name="TableCell124">
            <text:p text:style-name="Normal">Example</text:p>
          </table:table-cell>
          <table:table-cell table:style-name="TableCell125">
            <text:p text:style-name="Normal">delegate void MyDelegate();</text:p>
          </table:table-cell>
          <table:table-cell table:style-name="TableCell126">
            <text:p text:style-name="Normal">public event MyDelegate MyEvent;</text:p>
          </table:table-cell>
        </table:table-row>
      </table:table>
      <text:p text:style-name="Normal"><text:span text:style-name="T127">🔹</text:span><text:s/><text:span text:style-name="T128">References:</text:span><text:line-break/><text:a xlink:href="https://dipakgawade.medium.com/c-interview-prep-1-delegates-vs-events-1b6ef656d046" office:target-frame-name="_new" xlink:show="replace"><text:span text:style-name="Hyperlink">Medium - Delegates vs Events</text:span></text:a></text:p>
      <text:soft-page-break/>
      <text:p text:style-name="Normal"><draw:custom-shape svg:x="0in" svg:y="0in" svg:width="45.51042in" svg:height="0.00139in" draw:z-index="0" draw:id="id7" draw:style-name="a7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29">8. Real-World Examples of Delegates &amp; Events</text:p>
      <text:p text:style-name="Normal"><text:span text:style-name="T130">🔹</text:span><text:s/><text:span text:style-name="T131">1️</text:span><text:span text:style-name="T132">⃣</text:span><text:span text:style-name="T133"><text:s/>Callbacks:</text:span><text:s/>Used in<text:s/><text:span text:style-name="T134">asynchronous programming</text:span>.<text:line-break/><text:span text:style-name="T135">🔹</text:span><text:s/><text:span text:style-name="T136">2️</text:span><text:span text:style-name="T137">⃣</text:span><text:span text:style-name="T138"><text:s/>Observer Pattern:</text:span><text:s/>Event-driven systems like<text:s/><text:span text:style-name="T139">publish-subscribe models</text:span>.<text:line-break/><text:span text:style-name="T140">🔹</text:span><text:s/><text:span text:style-name="T141">3️</text:span><text:span text:style-name="T142">⃣</text:span><text:span text:style-name="T143"><text:s/>UI Programming:</text:span><text:s/>Button<text:s/><text:span text:style-name="T144">click handlers</text:span><text:s/>in GUI apps.</text:p>
      <text:p text:style-name="Normal"><text:span text:style-name="T145">🔹</text:span><text:s/><text:span text:style-name="T146">Example:</text:span></text:p>
      <text:p text:style-name="Normal">csharp</text:p>
      <text:p text:style-name="Normal">CopyEdit</text:p>
      <text:p text:style-name="Normal">class Alarm</text:p>
      <text:p text:style-name="Normal">{</text:p>
      <text:p text:style-name="Normal"><text:s text:c="4"/>public event Action AlarmRings;</text:p>
      <text:p text:style-name="Normal"/>
      <text:p text:style-name="Normal"><text:s text:c="4"/>public void StartAlarm()</text:p>
      <text:p text:style-name="Normal"><text:s text:c="4"/>{</text:p>
      <text:p text:style-name="Normal"><text:s text:c="8"/>Console.WriteLine("Alarm started!");</text:p>
      <text:p text:style-name="Normal"><text:s text:c="8"/>AlarmRings?.Invoke(); <text:s/>// Raising event</text:p>
      <text:p text:style-name="Normal"><text:s text:c="4"/>}</text:p>
      <text:p text:style-name="Normal">}</text:p>
      <text:p text:style-name="Normal"/>
      <text:p text:style-name="Normal">class Program</text:p>
      <text:p text:style-name="Normal">{</text:p>
      <text:p text:style-name="Normal"><text:s text:c="4"/>static void Main()</text:p>
      <text:p text:style-name="Normal"><text:s text:c="4"/>{</text:p>
      <text:p text:style-name="Normal"><text:s text:c="8"/>Alarm alarm = new Alarm();</text:p>
      <text:p text:style-name="Normal"><text:s text:c="8"/>alarm.AlarmRings += () =&gt; Console.WriteLine("Wake up!");</text:p>
      <text:p text:style-name="Normal"><text:s text:c="8"/>alarm.StartAlarm(); <text:s/>// Output: "Alarm started!" "Wake up!"</text:p>
      <text:p text:style-name="Normal"><text:s text:c="4"/>}</text:p>
      <text:p text:style-name="Normal">}</text:p>
      <text:soft-page-break/>
      <text:p text:style-name="Normal"><text:span text:style-name="T147">🔹</text:span><text:s/><text:span text:style-name="T148">References:</text:span><text:line-break/><text:a xlink:href="https://medium.com/@ravipatel.it/understanding-delegates-in-c-with-practical-examples-fdb253740ad7" office:target-frame-name="_new" xlink:show="replace"><text:span text:style-name="Hyperlink">Medium - Understanding Delegates</text:span></text:a></text:p>
      <text:p text:style-name="Normal"><draw:custom-shape svg:x="0in" svg:y="0in" svg:width="45.51042in" svg:height="0.00139in" draw:z-index="0" draw:id="id8" draw:style-name="a8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149">9. Common Pitfalls &amp; Best Practices</text:p>
      <text:p text:style-name="Normal"><text:span text:style-name="T150">✅</text:span><text:span text:style-name="T151"><text:s/>Best Practices for Delegates and Events</text:span></text:p>
      <text:p text:style-name="Normal"><text:span text:style-name="T152">✔️</text:span><text:s/><text:span text:style-name="T153">Use Action&lt;T&gt; and Func&lt;T&gt; instead of custom delegates</text:span>.<text:line-break/><text:span text:style-name="T154">✔️</text:span><text:s/><text:span text:style-name="T155">Always check ?.Invoke() before invoking events</text:span>.<text:line-break/><text:span text:style-name="T156">✔️</text:span><text:s/><text:span text:style-name="T157">Unsubscribe events to avoid memory leaks</text:span>.<text:line-break/><text:span text:style-name="T158">✔️</text:span><text:s/><text:span text:style-name="T159">Prefer event handlers over direct delegate calls</text:span>.</text:p>
      <text:p text:style-name="Normal"><text:span text:style-name="T160">🔹</text:span><text:s/><text:span text:style-name="T161">References:</text:span><text:line-break/><text:a xlink:href="https://learn.microsoft.com/en-us/dotnet/csharp/programming-guide/events/how-to-reduce-memory-consumption-for-event-handlers" office:target-frame-name="_new" xlink:show="replace"><text:span text:style-name="Hyperlink">Microsoft Docs - Handling Common Pitfalls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21T14:08:00Z</meta:creation-date>
    <dc:date>2025-03-21T14:09:00Z</dc:date>
    <meta:template xlink:href="Normal.dotm" xlink:type="simple"/>
    <meta:editing-cycles>1</meta:editing-cycles>
    <meta:editing-duration>PT60S</meta:editing-duration>
    <meta:document-statistic meta:page-count="8" meta:paragraph-count="12" meta:word-count="967" meta:character-count="6472" meta:row-count="45" meta:non-whitespace-character-count="5517"/>
  </office:meta>
</office:document-meta>
</file>